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3833743086010577459" text:style-name="L1">
        <text:list-item>
          <text:list>
            <text:list-header>
              <text:p text:style-name="P27"><text:s text:c="6"/></text:p>
            </text:list-header>
          </text:list>
        </text:list-item>
      </text:list>
      <text:p text:style-name="P9"/>
      <text:p text:style-name="P9"/>
      <text:p text:style-name="P9"><text:soft-page-break/><text:span text:style-name="T2">Sat 5/27/2107 </text:span>4.5 miles</text:p>
      <text:p text:style-name="P10">I ran 4 miles on hilly roads in 37:28 or 9:21/mile.</text:p>
      <text:p text:style-name="P10">Splits: 11:08, 9:14, 8:50, 8:16</text:p>
      <text:p text:style-name="P10">I warmed down with a half mile in about 5:00.</text:p>
      <text:p text:style-name="P10"/>
      <text:p text:style-name="P10">Sun 5/28/2017 <text:span text:style-name="T1">no running</text:span></text:p>
      <text:p text:style-name="P9"/>
      <text:p text:style-name="P10">Mon 5/29/2017<text:span text:style-name="T1"> 6.1 miles</text:span></text:p>
      <text:p text:style-name="P10">I<text:span text:style-name="T1"> </text:span>warmed up by running 3 miles at various paces.</text:p>
      <text:p text:style-name="P10">Then I ran the hilly Meadville “Human Race” 5K. Time: 24:29</text:p>
      <text:p text:style-name="P10">Mile split: 7:49, 8:12, 7:37 </text:p>
      <text:p text:style-name="P10">I should have warmed down but after talking to other runners I ran out of time.</text:p>
      <text:p text:style-name="P10"/>
      <text:p text:style-name="P10">Tues 5/30/2017 <text:span text:style-name="T1">2 miles</text:span></text:p>
      <text:p text:style-name="P10">I ran 2 miles on hilly roads and averaged 10:16/mile.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30T06:46:04.50</dc:date>
    <dc:creator>James Lombardi</dc:creator>
    <meta:editing-duration>P1DT4H57M27S</meta:editing-duration>
    <meta:editing-cycles>220</meta:editing-cycles>
    <meta:document-statistic meta:table-count="0" meta:image-count="0" meta:object-count="0" meta:page-count="11" meta:paragraph-count="244" meta:word-count="3076" meta:character-count="15006"/>
  </office:meta>
</office:document-meta>
</file>